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 Sans" svg:font-family="'Open Sans', sans-serif"/>
    <style:font-face style:name="Source Serif Pro" svg:font-family="'Source Serif Pro', 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cm" fo:margin-right="0cm" fo:margin-top="0cm" fo:margin-bottom="0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P2" style:family="paragraph" style:parent-style-name="Text_20_body">
      <style:paragraph-properties fo:margin-left="0cm" fo:margin-right="0cm" fo:text-align="start" style:justify-single-word="false" fo:orphans="2" fo:widows="2" fo:text-indent="0cm" style:auto-text-indent="false" fo:padding="0cm" fo:border="none"/>
      <style:text-properties fo:font-variant="normal" fo:text-transform="none" fo:color="#3d464d" style:font-name="Source Serif Pro" fo:font-size="13.5pt" fo:letter-spacing="normal" fo:font-style="normal" fo:font-weight="normal"/>
    </style:style>
    <style:style style:name="T1" style:family="text">
      <style:text-properties fo:font-variant="normal" fo:text-transform="none" fo:color="#3d464d" style:font-name="Open Sans" fo:font-size="13.5pt" fo:letter-spacing="normal" fo:font-style="normal" fo:font-weight="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tab/><text:tab/><text:span text:style-name="T1">Lendo Atributos Customizados</text:span> </text:p>
      <text:p text:style-name="P1">Então, nós já temos as duas classes que foram criadas para a gente declarar novos tipos customizados de atributo, que são o formato resumido e o formato detalhado de impressão. E essa impressão vai definir como cada linha do relatório vai ser exibida no console. Então nós utilizamos já esses dois atributos na classe de venda.</text:p>
      <text:p text:style-name="P2">Vamos subir aqui, onde nós temos a declaração dessa classe e aqui estão os dois formatos, o formato resumido e o formato detalhado. E esses dois atributos eles estão decorando, eles estão anotando a classe de venda. E aqui nós temos, também, dentro do construtor de cada um dos atributos, nós temos aqui o parâmetro que é o formato, que vai ser armazenado aqui embaixo em cada uma das propriedades de formato de exibição. E o que nós vamos fazer agora é ler esse atributo.</text:p>
      <text:p text:style-name="P2">Nós precisamos obter a informação do atributo, que é o formato, que é o que interessa para a gente. Então o que nós vamos fazer é parar a aplicação e vamos voltar à classe relatório, onde nós temos o método para imprimir. O método imprimir ele vai chamar os dois métodos de formato de impressão, que são a resumida e a detalhada. Então nós vamos começar pela listagem detalhada.</text:p>
      <text:p text:style-name="P2">Aqui nós podemos notar que a impressão de cada linha é feita pela instrução “Console.WriteLine”. Nesta instrução, a gente está passando aqui uma string com valor fixo. Então, esta string literal, ela precisa ser substituída por algum valor que vai ser obtido lá a partir do atributo que está na classe de venda. Então como nós vamos fazer isso? Em primeiro lugar, é necessário a gente declarar um atributo.</text:p>
      <text:p text:style-name="P2">Vamos fazer isso então, logo acima da instrução foreach, vamos declarar um atributo, que é a classe é attribute. Esse atributo nós vamos chamar de variável “a”. Essa variável vai pegar o atributo customizado a partir da classe attribute. Então, attribute é uma a classe dot net, é uma classe do namespace System e ele, ou melhor, ela fornece um método estático para obter um atributo customizado. Então, nós vamos acessar o método “GetCustomAttribute”.</text:p>
      <text:p text:style-name="P2">Então, para pegar esse atributo customizado, nós precisamos em primeiro lugar passar qual é o tipo da classe que está sendo decorada com esse atributo, que é classe de venda. Então, o primeiro parâmetro eu obtenho através do operador typeof. E vou passar aqui o nome da classe venda. E, a seguir, eu vou passar o segundo parâmetro, que é o tipo do meu atributo Custom “, typeof”. E aqui vem o “FormatoDetalhadoAttribute”, como nós podemos ver aqui.</text:p>
      <text:p text:style-name="P2">Então agora o que a gente vai fazer é, depois de declarar essa variável “a”, nós vamos acessar o formato deste atributo. Nós vamos, então, remover esta string que está aqui embaixo, essa string que está fixa, e vamos substituir por “a.Formato”. Mas, pelo que a gente pode ver, a propriedade de formato não é acessível, porque nós estamos declarando a variável “a” como sendo o tipo atributo e não como sendo um tipo da nossa classe customizada.</text:p>
      <text:p text:style-name="P2">Então a gente precisa fazer uma conversão. Precisamos fazer um teste para formato detalhado. Então, vamos declarar aqui uma nova variável, chamada “FormatoDetalhadoAttribute”, vamos chamar esta variável de “formatoDetalhado”. Que vai ser o que? Vai ser a nossa variável “a”, porém convertida no novo atributo. Vamos colocar, então, entre parênteses antes da variável “a”, com uma conversão explícita para <text:soft-page-break/>“FormatoDetalhadoAttribute”. E, agora sim, eu vou acessar aqui o formato aqui embaixo a partir dessa nova variável, que é “formatoDetalhado”. E aí eu vou acessar “.Formato”. Então eu vou rodar aplicação.</text:p>
      <text:p text:style-name="P2">Na verdade, não posso rodar ainda, porque eu preciso fazer a listagem resumida. Então vamos fazer aqui o mesmo raciocínio. Aqui não, no outro método listagem resumida, vamos declarar aqui então atributo. “Attribute a = Attribute...”. Vamos obter o atributo customizado, a partir do tipo da classe de venda e o segundo parâmetro que é typeof. E vamos pegar aqui o “FormatoResumidoAttribute”. Tudo certo.</text:p>
      <text:p text:style-name="P2">Agora que eu tenho um atributo, eu vou declarar a segunda variável que é o “FormatoResumidoAttribute”. E vamos chamar a segunda variável de “formatoResumido”, que vai ser a conversão explícita, ou seja, entre parênteses eu vou colocar “FormatoResumidoAttribute”, convertendo, então, a variável “a”. Vamos colocar aqui “a;”. E agora eu troco essa string literal. Vamos remover aqui a string literal de formato. Pela propriedade formato do “formatoResumido”. Então “formatoResumido”, que é o meu atributo, “.Formato”. E aí sim eu vou rodar a aplicação com “F5”. E aí nós temos o nosso relatório, que tem o mesmo resultado, porém está sendo impresso através da formatação que está sendo obtida a partir dos atributos da classe de venda.</text:p>
      <text:p text:style-name="P2">Então, o que a gente vai fazer agora é modificar um pouco esses valores de formato para a gente acertar o nosso relatório. Como nós podemos ver, as colunas não estão casando aqui com os campos que estão no relatório. O que nós temos que fazer aqui é colocar tamanhos fixos em cada coluna do nosso relatório. Então, cada coluna aqui tem 12 caracteres de tamanho. O que eu vou fazer é fixar, então, cada coluna com 12 caracteres.</text:p>
      <text:p text:style-name="P2">E para isso eu vou utilizar a formatação de string do C-Sharp. Então, nós vamos parar aqui a aplicação e vamos voltar à classe venda, onde nós temos os atributos de formato. E como que eu faço para colocar o tamanho fixo de 12 para cada coluna do nosso relatório? Eu vou ter que colocar, logo depois de cada índice de coluna, como nós temos aqui, eu tenho a coluna 0, 1, 2 e 3, que representam a primeira, segunda, terceira e a quarta colunas. Nós temos que colocar, logo depois do número, uma vírgula e o número de casas que aquele campo vai ocupar no relatório.</text:p>
      <text:p text:style-name="P2">Vamos colocar, então, vírgula e aqui a quantidade de caracteres, a quantidade fixa, que é o número 12. Vou colocar no segundo número também 1,12, depois 2,12 e 3,12. Vou rodar novamente a aplicação. E aí nós temos agora o tamanho fixo para cada coluna. Porém, a gente percebe que o alinhamento não está correto. Isso acontece porque o alinhamento, quando nós utilizamos um valor positivo, ele assume um alinhamento à direita, como nós podemos ver aqui cada coluna está alinhada à direita.</text:p>
      <text:p text:style-name="P2">E o que nós temos que fazer é deixar as colunas alinhadas à esquerda, com exceção da penúltima, que é essa coluna de preço. Como é um valor de moeda, nós temos que alinhar à direita. Então essa aqui vai ser a única que vai ter o valor positivo no tamanho da coluna. Então nós vamos parar a aplicação e trocar aqui o sinal para cada uma das quantidades de caracteres.</text:p>
      <text:p text:style-name="P2">Onde eu tenho aqui o “,12” vai ficar “-12”. A segunda coluna vira “-12”, para alinhar à esquerda também. Já na terceira coluna, eu quero que continue à direita. Então vou colocar “,12”, manter como está. E na última coluna também alinhado à esquerda com “-12”. E agora a gente vai rodar a aplicação. E aí está o resultado.</text:p>
      <text:p text:style-name="P2"><text:soft-page-break/>Está praticamente pronto o relatório resumido, porém eu quero que esta coluna de preço ela seja expressa em Reais, com as casas representando os centavos. E como que eu posso fazer isso? Eu posso, simplesmente, colocar um símbolo para indicar que a minha coluna de preço ela é do tipo moeda e moeda em inglês é currency ou moeda corrente. E nós vamos fazer isso.</text:p>
      <text:p text:style-name="P2">Vamos colocar essa formatação aqui na nossa string, simplesmente, colocando depois do número 12, que é a quantidade de caracteres, vamos colocar dois pontos e a letra C. Vou rodar de novo a aplicação. E agora sim, nós temos o preço formatado em Reais. Vamos agora fazer a mesma coisa para o relatório detalhado.</text:p>
      <text:p text:style-name="P2">Para a gente trocar para o relatório detalhado, nós vamos substituir o símbolo de compilação, vamos voltar aqui ao relatório lá no comecinho do nosso arquivo, nós estamos definindo símbolo de relatório resumido. Vamos, então, trocar pelo relatório detalhado. Eu vou remover esse primeiro comentário da primeira linha e vou comentar a segunda linha. Agora sim, eu vou ter o relatório detalhado. Se eu rodar a aplicação, nós vamos ter um relatório todo bagunçado, porque o formato ainda não está correto.</text:p>
      <text:p text:style-name="P2">Vamos, então, acertar isso aqui lá no nosso atributo da classe venda. Então vamos começar substituindo essas quatro primeiras colunas do nosso formato detalhado pelo que a gente já fez aqui no formato resumido. Vamos colocar aqui depois da primeira coluna, eu vou colocar “,-12”; copiando aqui a segunda coluna “,-12”; a terceira “2,12:C”; e a quarta é “3,-12”.</text:p>
      <text:p text:style-name="P2">E a partir daqui eu tenho essas quatro colunas que vão ter um tamanho de 20 caracteres. Então para isso eu vou colocar “,-20”. Menos porque eu estou alinhando à esquerda. Mesma coisa aqui para o índice 5, “,-20”; para a penúltima coluna “,-20”; e para a última coluna “,-20”. E agora eu rodo a aplicação para ver o resultado. Vou expandir a tela.</text:p>
      <text:p text:style-name="P2">E agora sim, nosso relatório está perfeito. Todas as colunas estão casando com as linhas do relatório. Então com isso nós aprendemos a criar atributos customizados, aprendemos a aplicar esses atributos na nossa classe de venda e aprendemos, também, a ler os atributos para a gente poder utilizar no nosso programa.</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 Sans" svg:font-family="'Open Sans', sans-serif"/>
    <style:font-face style:name="Source Serif Pro" svg:font-family="'Source Serif Pro', serif"/>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8S</meta:editing-duration>
    <meta:editing-cycles>3</meta:editing-cycles>
    <meta:generator>OpenOffice/4.1.6$Win32 OpenOffice.org_project/416m1$Build-9790</meta:generator>
    <dc:date>2019-11-25T10:26:48.50</dc:date>
    <meta:document-statistic meta:table-count="0" meta:image-count="0" meta:object-count="0" meta:page-count="3" meta:paragraph-count="22" meta:word-count="1555" meta:character-count="9063"/>
    <dc:creator>Caio  Domingues</dc:creator>
    <meta:user-defined meta:name="Info 1"/>
    <meta:user-defined meta:name="Info 2"/>
    <meta:user-defined meta:name="Info 3"/>
    <meta:user-defined meta:name="Info 4"/>
  </office:meta>
</office:document-meta>
</file>